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/>
    </style:style>
    <style:style style:name="P4" style:family="paragraph" style:parent-style-name="Heading_20_1">
      <style:text-properties officeooo:rsid="001deb6a" officeooo:paragraph-rsid="001deb6a"/>
    </style:style>
    <style:style style:name="P5" style:family="paragraph" style:parent-style-name="Heading_20_1" style:master-page-name="First_20_Page">
      <style:paragraph-properties style:page-number="auto"/>
      <style:text-properties officeooo:rsid="001fe35f" officeooo:paragraph-rsid="001fe35f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e35f"/>
    </style:style>
    <style:style style:name="T5" style:family="text">
      <style:text-properties fo:color="#000000" style:font-name="0" fo:font-size="9pt" style:font-size-asian="9pt"/>
    </style:style>
    <style:style style:name="T6" style:family="text">
      <style:text-properties fo:color="#000000" style:font-name="Courier New" fo:font-size="9pt" fo:font-style="normal" fo:font-weight="normal" style:font-size-asian="9pt" style:font-style-asian="normal" style:font-weight-asian="normal"/>
    </style:style>
    <style:style style:name="T7" style:family="text">
      <style:text-properties fo:color="#000000" style:font-name="Courier New" fo:font-size="9pt" fo:font-style="italic" fo:font-weight="normal" style:font-size-asian="9pt" style:font-style-asian="italic" style:font-weight-asian="normal"/>
    </style:style>
    <style:style style:name="T8" style:family="text">
      <style:text-properties fo:color="#000080" style:font-name="Courier New" fo:font-size="9pt" fo:font-style="normal" fo:font-weight="bold" style:font-size-asian="9pt" style:font-style-asian="normal" style:font-weight-asian="bold"/>
    </style:style>
    <style:style style:name="T9" style:family="text">
      <style:text-properties fo:color="#0000ff" style:font-name="Courier New" fo:font-size="9pt" fo:font-style="normal" fo:font-weight="normal" style:font-size-asian="9pt" style:font-style-asian="normal" style:font-weight-asian="normal"/>
    </style:style>
    <style:style style:name="T10" style:family="text">
      <style:text-properties fo:color="#660e7a" style:font-name="Courier New" fo:font-size="9pt" fo:font-style="normal" fo:font-weight="bold" style:font-size-asian="9pt" style:font-style-asian="normal" style:font-weight-asian="bold"/>
    </style:style>
    <style:style style:name="T11" style:family="text">
      <style:text-properties fo:color="#660e7a" style:font-name="Courier New" fo:font-size="9pt" fo:font-style="italic" fo:font-weight="normal" style:font-size-asian="9pt" style:font-style-asian="italic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90585487" text:style-name="Outline">
        <text:list-item>
          <text:h text:style-name="P5" text:outline-level="1">Padding</text:h>
        </text:list-item>
        <text:list-item>
          <text:h text:style-name="P4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28-10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3"><text:span text:style-name="T8">return </text:span><text:span text:style-name="T6">Padding(</text:span><text:line-break/><text:span text:style-name="T6"> <text:s/>padding: </text:span><text:span text:style-name="T8">const </text:span><text:span text:style-name="T6">EdgeInsets.all(</text:span><text:span text:style-name="T9">15.0</text:span><text:span text:style-name="T6">),</text:span><text:line-break/><text:span text:style-name="T6"> <text:s/>child: MaterialButton(</text:span><text:line-break/><text:span text:style-name="T6"> <text:s text:c="3"/>height: </text:span><text:span text:style-name="T9">50.0</text:span><text:span text:style-name="T6">,</text:span><text:line-break/><text:span text:style-name="T6"> <text:s text:c="3"/>color: Theme.</text:span><text:span text:style-name="T7">of</text:span><text:span text:style-name="T6">(context).</text:span><text:span text:style-name="T10">primaryColor</text:span><text:span text:style-name="T6">,</text:span><text:line-break/><text:span text:style-name="T6"> <text:s text:c="3"/>textColor: Colors.</text:span><text:span text:style-name="T11">white</text:span><text:span text:style-name="T6">,</text:span><text:line-break/><text:span text:style-name="T6"> <text:s text:c="3"/>child: </text:span><text:span text:style-name="T8">new </text:span><text:span text:style-name="T6">Text(</text:span><text:span text:style-name="T10">title</text:span><text:span text:style-name="T6">),</text:span><text:line-break/><text:span text:style-name="T6"> <text:s text:c="3"/>onPressed: </text:span><text:span text:style-name="T10">actionTap</text:span><text:span text:style-name="T6">,</text:span><text:line-break/><text:span text:style-name="T6"> <text:s/>),</text:span><text:line-break/><text:span text:style-name="T6">);</text:span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0-28T22:00:05.708000000</meta:creation-date>
    <meta:editing-duration>PT1H5M3S</meta:editing-duration>
    <meta:generator>LibreOffice/6.1.0.3$Windows_X86_64 LibreOffice_project/efb621ed25068d70781dc026f7e9c5187a4decd1</meta:generator>
    <dc:date>2018-10-28T23:34:00.793000000</dc:date>
    <meta:document-statistic meta:table-count="0" meta:image-count="0" meta:object-count="0" meta:page-count="2" meta:paragraph-count="10" meta:word-count="36" meta:character-count="358" meta:non-whitespace-character-count="3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